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&amp;quot" svg:font-family="&amp;quo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458in" style:line-height-at-least="0.2625in"/>
      <style:text-properties style:font-name="&amp;quot" style:font-name-asian="Times New Roman" style:font-name-complex="Times New Roman" fo:font-size="16pt" style:font-size-asian="16pt" style:font-size-complex="16pt" style:language-asian="en" style:country-asian="GB"/>
    </style:style>
    <style:style style:name="P2" style:parent-style-name="Normal" style:family="paragraph">
      <style:paragraph-properties fo:margin-bottom="0.1458in" style:line-height-at-least="0.2625in"/>
      <style:text-properties style:font-name="&amp;quot" style:font-name-asian="Times New Roman" style:font-name-complex="Times New Roman" fo:font-size="16pt" style:font-size-asian="16pt" style:font-size-complex="16pt" style:language-asian="en" style:country-asian="GB"/>
    </style:style>
    <style:style style:name="P3" style:parent-style-name="Normal" style:family="paragraph">
      <style:paragraph-properties fo:margin-bottom="0.1458in" style:line-height-at-least="0.2625in"/>
      <style:text-properties style:font-name="&amp;quot" style:font-name-asian="Times New Roman" style:font-name-complex="Times New Roman" fo:font-size="16pt" style:font-size-asian="16pt" style:font-size-complex="16pt" style:language-asian="en" style:country-asian="GB"/>
    </style:style>
    <style:style style:name="P4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font-size="10.5pt" style:font-size-asian="10.5pt" style:font-size-complex="10.5pt" style:language-asian="en" style:country-asian="GB"/>
    </style:style>
    <style:style style:name="P5" style:parent-style-name="Normal" style:family="paragraph">
      <style:paragraph-properties fo:margin-top="0.2916in" fo:margin-bottom="0.1458in" style:line-height-at-least="0.2625in"/>
      <style:text-properties style:font-name="&amp;quot" style:font-name-asian="Times New Roman" style:font-name-complex="Times New Roman" fo:font-size="16pt" style:font-size-asian="16pt" style:font-size-complex="16pt" style:language-asian="en" style:country-asian="GB"/>
    </style:style>
    <style:style style:name="P6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font-size="10.5pt" style:font-size-asian="10.5pt" style:font-size-complex="10.5pt" style:language-asian="en" style:country-asian="GB"/>
    </style:style>
    <style:style style:name="P7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font-size="10.5pt" style:font-size-asian="10.5pt" style:font-size-complex="10.5pt" style:language-asian="en" style:country-asian="GB"/>
    </style:style>
    <style:style style:name="P8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font-size="10.5pt" style:font-size-asian="10.5pt" style:font-size-complex="10.5pt" style:language-asian="en" style:country-asian="GB"/>
    </style:style>
    <style:style style:name="P9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font-size="10.5pt" style:font-size-asian="10.5pt" style:font-size-complex="10.5pt" style:language-asian="en" style:country-asian="GB"/>
    </style:style>
    <style:style style:name="P10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font-size="10.5pt" style:font-size-asian="10.5pt" style:font-size-complex="10.5pt" style:language-asian="en" style:country-asian="GB"/>
    </style:style>
    <style:style style:name="P11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font-size="10.5pt" style:font-size-asian="10.5pt" style:font-size-complex="10.5pt" style:language-asian="en" style:country-asian="GB"/>
    </style:style>
    <style:style style:name="P12" style:parent-style-name="Normal" style:family="paragraph">
      <style:paragraph-properties fo:margin-top="0.0694in" fo:margin-bottom="0.0694in" fo:line-height="100%"/>
      <style:text-properties style:font-name="&amp;quot" style:font-name-asian="Times New Roman" style:font-name-complex="Times New Roman" fo:font-size="10.5pt" style:font-size-asian="10.5pt" style:font-size-complex="10.5pt" style:language-asian="en" style:country-asian="GB"/>
    </style:style>
    <style:style style:name="P13" style:parent-style-name="Normal" style:family="paragraph">
      <style:paragraph-properties fo:margin-top="0.0694in" fo:margin-bottom="0in" fo:line-height="100%"/>
    </style:style>
    <style:style style:name="T14" style:parent-style-name="DefaultParagraphFont" style:family="text">
      <style:text-properties style:font-name="&amp;quot" style:font-name-asian="Times New Roman" style:font-name-complex="Times New Roman" fo:font-size="10.5pt" style:font-size-asian="10.5pt" style:font-size-complex="10.5pt" style:language-asian="en" style:country-asian="GB"/>
    </style:style>
    <style:style style:name="T15" style:parent-style-name="DefaultParagraphFont" style:family="text">
      <style:text-properties style:font-name="&amp;quot" style:font-name-asian="Times New Roman" style:font-name-complex="Times New Roman" fo:color="#0000FF" fo:font-size="10.5pt" style:font-size-asian="10.5pt" style:font-size-complex="10.5pt" style:text-underline-type="single" style:text-underline-style="solid" style:text-underline-width="auto" style:text-underline-mode="continuous" style:language-asian="en" style:country-asian="GB"/>
    </style:style>
    <style:style style:name="T16" style:parent-style-name="DefaultParagraphFont" style:family="text">
      <style:text-properties style:font-name="&amp;quot" style:font-name-asian="Times New Roman" style:font-name-complex="Times New Roman" fo:font-size="10.5pt" style:font-size-asian="10.5pt" style:font-size-complex="10.5pt" style:language-asian="en" style:country-asian="GB"/>
    </style:style>
  </office:automatic-styles>
  <office:body>
    <office:text text:use-soft-page-breaks="true">
      <text:h text:style-name="P1" text:outline-level="2">File Upload in selenium</text:h>
      <text:h text:style-name="P2" text:outline-level="2"/>
      <text:h text:style-name="P3" text:outline-level="2">Approach 1: SendKeys</text:h>
      <text:p text:style-name="P4">element = driver.find_element_by_id("fileUpload")<text:line-break/>element.send_keys("C:\myfile.txt")</text:p>
      <text:h text:style-name="P5" text:outline-level="2">Approach 2: AutoIT</text:h>
      <text:p text:style-name="P6">Autoit- handles windows that donot belongs to browser</text:p>
      <text:p text:style-name="P7">AutoIt v3 is a freeware BASIC-like scripting language designed for automating Windows GUI and general scripting. It uses a combination of simulated keystrokes, mouse movement and window/control manipulation in order to automate tasks.</text:p>
      <text:p text:style-name="P8">This method is for handling the Windows File Upload dialog, which cannot be handled using Selenium. Please follow below steps:</text:p>
      <text:p text:style-name="P9">Download AutoIT</text:p>
      <text:p text:style-name="P10">Below script is used to detect the windows file upload dialog</text:p>
      <text:p text:style-name="P11">Add autoit reference into project</text:p>
      <text:p text:style-name="P12">public void FileUpload(string fileName)<text:line-break/>{<text:line-break/>AutoItX3 autoit = new AutoItX3();<text:line-break/>autoit.WinActivate("Open");<text:line-break/>autoit.Send(fileName);<text:line-break/>Thread.Sleep(1000);<text:line-break/>autoit.Send("{ENTER}");<text:line-break/>}</text:p>
      <text:p text:style-name="P13"><text:span text:style-name="T14">Ref:<text:s/></text:span><text:a xlink:href="https://www.youtube.com/watch?v=vmWmCw_8WsE" office:target-frame-name="_blank" xlink:show="new"><text:span text:style-name="T15">https://www.youtube.com/watch?v=vmWmCw_8WsE</text:span></text:a><text:span text:style-name="T16">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&amp;quot" svg:font-family="&amp;quo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ely Saseendran</meta:initial-creator>
    <dc:creator>Tuely Saseendran</dc:creator>
    <meta:creation-date>2018-11-07T14:32:00Z</meta:creation-date>
    <dc:date>2018-11-07T14:33:00Z</dc:date>
    <meta:template xlink:href="Normal" xlink:type="simple"/>
    <meta:editing-cycles>1</meta:editing-cycles>
    <meta:editing-duration>PT0S</meta:editing-duration>
    <meta:document-statistic meta:page-count="1" meta:paragraph-count="1" meta:word-count="145" meta:character-count="973" meta:row-count="6" meta:non-whitespace-character-count="829"/>
  </office:meta>
</office:document-meta>
</file>